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688cm"/>
    </style:style>
    <style:style style:name="Tabelle2.B" style:family="table-column">
      <style:table-column-properties style:column-width="4.978cm"/>
    </style:style>
    <style:style style:name="Tabelle2.C" style:family="table-column">
      <style:table-column-properties style:column-width="2.835cm"/>
    </style:style>
    <style:style style:name="Tabelle2.D" style:family="table-column">
      <style:table-column-properties style:column-width="0.707cm"/>
    </style:style>
    <style:style style:name="Tabelle2.E" style:family="table-column">
      <style:table-column-properties style:column-width="4.958cm"/>
    </style:style>
    <style:style style:name="Tabelle2.F" style:family="table-column">
      <style:table-column-properties style:column-width="2.847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a6a95"/>
    </style:style>
    <style:style style:name="P2" style:family="paragraph" style:parent-style-name="Standard">
      <style:paragraph-properties fo:text-align="center" style:justify-single-word="false"/>
      <style:text-properties officeooo:rsid="000a6a95" officeooo:paragraph-rsid="000a6a95"/>
    </style:style>
    <style:style style:name="P3" style:family="paragraph" style:parent-style-name="Standard">
      <style:paragraph-properties fo:text-align="start" style:justify-single-word="false"/>
      <style:text-properties officeooo:rsid="000a6a95" officeooo:paragraph-rsid="000a6a95"/>
    </style:style>
    <style:style style:name="P4" style:family="paragraph" style:parent-style-name="Standard">
      <style:text-properties officeooo:rsid="000a6a95" officeooo:paragraph-rsid="000a6a95"/>
    </style:style>
    <style:style style:name="P5" style:family="paragraph" style:parent-style-name="Standard">
      <style:paragraph-properties fo:text-align="start" style:justify-single-word="false"/>
      <style:text-properties officeooo:paragraph-rsid="00103dc1"/>
    </style:style>
    <style:style style:name="P6" style:family="paragraph" style:parent-style-name="Standard">
      <style:paragraph-properties fo:text-align="start" style:justify-single-word="false"/>
      <style:text-properties officeooo:paragraph-rsid="0019b0cf"/>
    </style:style>
    <style:style style:name="P7" style:family="paragraph" style:parent-style-name="Standard">
      <style:paragraph-properties fo:text-align="start" style:justify-single-word="false"/>
      <style:text-properties officeooo:rsid="000ca5b3" officeooo:paragraph-rsid="000ca5b3"/>
    </style:style>
    <style:style style:name="P8" style:family="paragraph" style:parent-style-name="Standard">
      <style:paragraph-properties fo:text-align="start" style:justify-single-word="false"/>
      <style:text-properties officeooo:rsid="000d712d" officeooo:paragraph-rsid="000d712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d712d" officeooo:paragraph-rsid="000d712d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d712d" officeooo:paragraph-rsid="000d712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0e332e" officeooo:paragraph-rsid="000e332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0f630e" officeooo:paragraph-rsid="000f630e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f630e" officeooo:paragraph-rsid="000f630e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10107f" officeooo:paragraph-rsid="0010107f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0107f" officeooo:paragraph-rsid="0010107f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0107f" officeooo:paragraph-rsid="00103dc1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03dc1" officeooo:paragraph-rsid="00103dc1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03dc1" officeooo:paragraph-rsid="00103dc1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2901e" officeooo:paragraph-rsid="0012901e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4319c" officeooo:paragraph-rsid="0014319c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b1b88" officeooo:paragraph-rsid="0019b0cf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1e7ab7" officeooo:paragraph-rsid="001e7ab7" style:font-weight-asian="normal" style:font-weight-complex="normal"/>
    </style:style>
    <style:style style:name="P23" style:family="paragraph" style:parent-style-name="Standard">
      <style:paragraph-properties fo:text-align="end" style:justify-single-word="false"/>
      <style:text-properties fo:font-weight="normal" officeooo:rsid="001e7ab7" officeooo:paragraph-rsid="001e7ab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weight="normal" officeooo:rsid="001e88be" officeooo:paragraph-rsid="001e88be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weight="normal" officeooo:rsid="001e88be" officeooo:paragraph-rsid="001e88be" style:font-weight-asian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weight="normal" officeooo:rsid="00208107" officeooo:paragraph-rsid="00208107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weight="normal" officeooo:rsid="00208107" officeooo:paragraph-rsid="002171d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208107" officeooo:paragraph-rsid="001e88be" style:font-weight-asian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fo:font-weight="normal" officeooo:rsid="0019b0cf" officeooo:paragraph-rsid="0019b0cf" style:font-weight-asian="normal" style:font-weight-complex="normal"/>
    </style:style>
    <style:style style:name="P30" style:family="paragraph" style:parent-style-name="Standard">
      <style:text-properties officeooo:paragraph-rsid="00171305"/>
    </style:style>
    <style:style style:name="P31" style:family="paragraph" style:parent-style-name="Standard">
      <style:paragraph-properties fo:text-align="center" style:justify-single-word="false"/>
      <style:text-properties officeooo:paragraph-rsid="0019b0cf"/>
    </style:style>
    <style:style style:name="P32" style:family="paragraph" style:parent-style-name="Standard">
      <style:paragraph-properties fo:text-align="center" style:justify-single-word="false"/>
      <style:text-properties officeooo:rsid="001d5b74" officeooo:paragraph-rsid="001d5b74"/>
    </style:style>
    <style:style style:name="P33" style:family="paragraph" style:parent-style-name="Standard">
      <style:paragraph-properties fo:text-align="start" style:justify-single-word="false"/>
      <style:text-properties officeooo:rsid="001d5b74" officeooo:paragraph-rsid="001d5b74"/>
    </style:style>
    <style:style style:name="P34" style:family="paragraph" style:parent-style-name="Standard">
      <style:paragraph-properties fo:text-align="start" style:justify-single-word="false"/>
      <style:text-properties officeooo:rsid="001d5b74" officeooo:paragraph-rsid="001e7ab7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0b6cdd"/>
    </style:style>
    <style:style style:name="P37" style:family="paragraph" style:parent-style-name="Table_20_Contents">
      <style:paragraph-properties fo:text-align="start" style:justify-single-word="false"/>
      <style:text-properties officeooo:paragraph-rsid="0027e304"/>
    </style:style>
    <style:style style:name="P38" style:family="paragraph" style:parent-style-name="Table_20_Contents">
      <style:paragraph-properties fo:text-align="start" style:justify-single-word="false"/>
      <style:text-properties officeooo:rsid="000a6a95" officeooo:paragraph-rsid="000a6a95"/>
    </style:style>
    <style:style style:name="P39" style:family="paragraph" style:parent-style-name="Table_20_Contents">
      <style:paragraph-properties fo:text-align="start" style:justify-single-word="false"/>
      <style:text-properties officeooo:rsid="000b6cdd" officeooo:paragraph-rsid="000b6cdd"/>
    </style:style>
    <style:style style:name="P40" style:family="paragraph" style:parent-style-name="Table_20_Contents">
      <style:paragraph-properties fo:text-align="start" style:justify-single-word="false"/>
      <style:text-properties officeooo:rsid="000ca5b3" officeooo:paragraph-rsid="000ca5b3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208107" officeooo:paragraph-rsid="002171d7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208107" officeooo:paragraph-rsid="0022603f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208107" officeooo:paragraph-rsid="0024c834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208107" officeooo:paragraph-rsid="002549b0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208107" officeooo:paragraph-rsid="0025f923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208107" officeooo:paragraph-rsid="0027e304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weight="normal" officeooo:rsid="002171d7" officeooo:paragraph-rsid="002171d7" style:font-weight-asian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weight="normal" officeooo:rsid="002171d7" officeooo:paragraph-rsid="0022603f" style:font-weight-asian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weight="normal" officeooo:rsid="002171d7" officeooo:paragraph-rsid="0024c834" style:font-weight-asian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weight="normal" officeooo:rsid="002171d7" officeooo:paragraph-rsid="0027e304" style:font-weight-asian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weight="normal" officeooo:rsid="0022603f" officeooo:paragraph-rsid="0022603f" style:font-weight-asian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fo:font-weight="normal" officeooo:rsid="0022603f" officeooo:paragraph-rsid="0024c834" style:font-weight-asian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fo:font-weight="normal" officeooo:rsid="0022603f" officeooo:paragraph-rsid="0027e304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fo:font-weight="normal" officeooo:rsid="0022603f" officeooo:paragraph-rsid="0022603f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fo:font-weight="normal" officeooo:rsid="0024c834" officeooo:paragraph-rsid="0024c834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fo:font-weight="normal" officeooo:rsid="0025f923" officeooo:paragraph-rsid="0025f923" style:font-weight-asian="normal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fo:font-weight="normal" officeooo:rsid="0025f923" officeooo:paragraph-rsid="0024c834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fo:font-weight="normal" officeooo:rsid="0027e304" officeooo:paragraph-rsid="0027e304" style:font-weight-asian="normal" style:font-weight-complex="normal"/>
    </style:style>
    <style:style style:name="P59" style:family="paragraph" style:parent-style-name="Table_20_Contents">
      <style:paragraph-properties fo:text-align="center" style:justify-single-word="false"/>
      <style:text-properties fo:font-weight="normal" officeooo:rsid="00299d0c" officeooo:paragraph-rsid="00299d0c" style:font-weight-asian="normal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fo:font-weight="normal" officeooo:rsid="002549b0" officeooo:paragraph-rsid="002549b0" style:font-weight-asian="normal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weight="normal" officeooo:rsid="0031b3ba" officeooo:paragraph-rsid="0031b3ba" style:font-weight-asian="normal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fo:font-weight="normal" officeooo:rsid="0031b3ba" officeooo:paragraph-rsid="0031b3ba" style:font-weight-asian="normal" style:font-weight-complex="normal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336eaf" officeooo:paragraph-rsid="00336eaf" style:font-weight-asian="normal" style:font-weight-complex="normal"/>
    </style:style>
    <style:style style:name="P64" style:family="paragraph" style:parent-style-name="Table_20_Contents">
      <style:paragraph-properties fo:text-align="start" style:justify-single-word="false"/>
      <style:text-properties fo:font-weight="normal" officeooo:rsid="00336eaf" officeooo:paragraph-rsid="00336eaf" style:font-weight-asian="normal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font-weight="normal" officeooo:rsid="0035d10d" officeooo:paragraph-rsid="0035d10d" style:font-weight-asian="normal" style:font-weight-complex="normal"/>
    </style:style>
    <style:style style:name="P66" style:family="paragraph" style:parent-style-name="Table_20_Contents">
      <style:paragraph-properties fo:text-align="start" style:justify-single-word="false"/>
      <style:text-properties fo:font-weight="normal" officeooo:rsid="0039eb07" officeooo:paragraph-rsid="0039eb07" style:font-weight-asian="normal" style:font-weight-complex="normal"/>
    </style:style>
    <style:style style:name="P67" style:family="paragraph" style:parent-style-name="Table_20_Contents">
      <style:paragraph-properties fo:text-align="start" style:justify-single-word="false"/>
      <style:text-properties fo:font-weight="normal" officeooo:rsid="003a6a60" officeooo:paragraph-rsid="003a6a60" style:font-weight-asian="normal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fo:font-weight="normal" officeooo:rsid="003a6a60" officeooo:paragraph-rsid="003a6a60" style:font-weight-asian="normal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fo:font-weight="normal" officeooo:rsid="003af680" officeooo:paragraph-rsid="003af680" style:font-weight-asian="normal" style:font-weight-complex="normal"/>
    </style:style>
    <style:style style:name="P70" style:family="paragraph" style:parent-style-name="Table_20_Contents">
      <style:paragraph-properties fo:text-align="start" style:justify-single-word="false"/>
      <style:text-properties fo:font-weight="normal" officeooo:rsid="003b4246" officeooo:paragraph-rsid="003b4246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officeooo:rsid="00208107" officeooo:paragraph-rsid="002171d7"/>
    </style:style>
    <style:style style:name="P72" style:family="paragraph" style:parent-style-name="Table_20_Contents">
      <style:paragraph-properties fo:text-align="center" style:justify-single-word="false"/>
      <style:text-properties fo:font-weight="bold" officeooo:rsid="0031b3ba" officeooo:paragraph-rsid="0031b3ba" style:font-weight-asian="bold" style:font-weight-complex="bold"/>
    </style:style>
    <style:style style:name="P73" style:family="paragraph" style:parent-style-name="Table_20_Contents">
      <style:paragraph-properties fo:text-align="start" style:justify-single-word="false"/>
      <style:text-properties officeooo:rsid="0035d10d" officeooo:paragraph-rsid="0035d10d"/>
    </style:style>
    <style:style style:name="P74" style:family="paragraph" style:parent-style-name="Table_20_Contents">
      <style:paragraph-properties fo:text-align="start" style:justify-single-word="false"/>
      <style:text-properties officeooo:rsid="00366c17" officeooo:paragraph-rsid="00366c17"/>
    </style:style>
    <style:style style:name="P75" style:family="paragraph" style:parent-style-name="Table_20_Contents">
      <style:paragraph-properties fo:text-align="start" style:justify-single-word="false"/>
      <style:text-properties officeooo:rsid="003835e8" officeooo:paragraph-rsid="003835e8"/>
    </style:style>
    <style:style style:name="P76" style:family="paragraph" style:parent-style-name="Table_20_Contents">
      <style:paragraph-properties fo:text-align="start" style:justify-single-word="false"/>
      <style:text-properties officeooo:rsid="0039eb07" officeooo:paragraph-rsid="0039eb07"/>
    </style:style>
    <style:style style:name="P77" style:family="paragraph" style:parent-style-name="Table_20_Contents">
      <style:paragraph-properties fo:text-align="center" style:justify-single-word="false"/>
      <style:text-properties style:text-underline-style="none" fo:font-weight="normal" officeooo:rsid="003b75cc" officeooo:paragraph-rsid="003b75cc" style:font-weight-asian="normal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text-underline-style="none" fo:font-weight="normal" officeooo:rsid="003b75cc" officeooo:paragraph-rsid="003b75cc" style:font-weight-asian="normal" style:font-weight-complex="normal"/>
    </style:style>
    <style:style style:name="P79" style:family="paragraph" style:parent-style-name="Table_20_Contents">
      <style:paragraph-properties fo:text-align="start" style:justify-single-word="false"/>
      <style:text-properties style:text-underline-style="none" fo:font-weight="normal" officeooo:rsid="003c35b5" officeooo:paragraph-rsid="003c35b5" style:font-weight-asian="normal" style:font-weight-complex="normal"/>
    </style:style>
    <style:style style:name="P80" style:family="paragraph" style:parent-style-name="Table_20_Contents">
      <style:paragraph-properties fo:text-align="start" style:justify-single-word="false"/>
      <style:text-properties style:text-underline-style="none" fo:font-weight="normal" officeooo:rsid="003d9c4d" officeooo:paragraph-rsid="003d9c4d" style:font-weight-asian="normal" style:font-weight-complex="normal"/>
    </style:style>
    <style:style style:name="P81" style:family="paragraph" style:parent-style-name="Table_20_Contents">
      <style:paragraph-properties fo:text-align="center" style:justify-single-word="false"/>
      <style:text-properties style:text-underline-style="none" fo:font-weight="normal" officeooo:rsid="003e0e45" officeooo:paragraph-rsid="003e0e45" style:font-weight-asian="normal" style:font-weight-complex="normal"/>
    </style:style>
    <style:style style:name="P82" style:family="paragraph" style:parent-style-name="Table_20_Contents">
      <style:paragraph-properties fo:text-align="start" style:justify-single-word="false"/>
      <style:text-properties style:text-underline-style="none" fo:font-weight="normal" officeooo:rsid="003e0e45" officeooo:paragraph-rsid="003e0e45" style:font-weight-asian="normal" style:font-weight-complex="normal"/>
    </style:style>
    <style:style style:name="P83" style:family="paragraph" style:parent-style-name="Table_20_Contents">
      <style:paragraph-properties fo:text-align="start" style:justify-single-word="false"/>
      <style:text-properties style:text-underline-style="none" fo:font-weight="normal" officeooo:rsid="003f8c15" officeooo:paragraph-rsid="003f8c15" style:font-weight-asian="normal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style:text-underline-style="none" fo:font-weight="normal" officeooo:rsid="0040fcb0" officeooo:paragraph-rsid="0040fcb0" style:font-weight-asian="normal" style:font-weight-complex="normal"/>
    </style:style>
    <style:style style:name="P85" style:family="paragraph" style:parent-style-name="Table_20_Contents">
      <style:paragraph-properties fo:text-align="center" style:justify-single-word="false"/>
      <style:text-properties style:text-underline-style="none" fo:font-weight="normal" officeooo:rsid="0040fcb0" officeooo:paragraph-rsid="0040fcb0" style:font-weight-asian="normal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text-underline-style="none" fo:font-weight="normal" officeooo:rsid="00423c4f" officeooo:paragraph-rsid="00423c4f" style:font-weight-asian="normal" style:font-weight-complex="normal"/>
    </style:style>
    <style:style style:name="P87" style:family="paragraph" style:parent-style-name="Table_20_Contents">
      <style:paragraph-properties fo:text-align="start" style:justify-single-word="false"/>
      <style:text-properties style:text-underline-style="none" fo:font-weight="normal" officeooo:rsid="00432bed" officeooo:paragraph-rsid="00432bed" style:font-weight-asian="normal" style:font-weight-complex="normal"/>
    </style:style>
    <style:style style:name="P88" style:family="paragraph" style:parent-style-name="Table_20_Contents">
      <style:paragraph-properties fo:text-align="center" style:justify-single-word="false"/>
      <style:text-properties style:text-underline-style="none" fo:font-weight="normal" officeooo:rsid="00432bed" officeooo:paragraph-rsid="00432bed" style:font-weight-asian="normal" style:font-weight-complex="normal"/>
    </style:style>
    <style:style style:name="P89" style:family="paragraph" style:parent-style-name="Table_20_Contents">
      <style:paragraph-properties fo:text-align="start" style:justify-single-word="false"/>
      <style:text-properties style:text-underline-style="none" fo:font-weight="normal" officeooo:rsid="0043c15f" officeooo:paragraph-rsid="0043c15f" style:font-weight-asian="normal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text-underline-style="solid" style:text-underline-width="auto" style:text-underline-color="font-color" fo:font-weight="normal" officeooo:rsid="003b4246" officeooo:paragraph-rsid="003b4246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text-underline-style="none" fo:font-weight="normal" officeooo:rsid="00423c4f" officeooo:paragraph-rsid="00423c4f" style:font-weight-asian="normal" style:font-weight-complex="normal"/>
    </style:style>
    <style:style style:name="P92" style:family="paragraph" style:parent-style-name="Table_20_Contents">
      <style:paragraph-properties fo:text-align="start" style:justify-single-word="false"/>
      <style:text-properties style:text-underline-style="none" fo:font-weight="normal" officeooo:rsid="00432bed" officeooo:paragraph-rsid="00432bed" style:font-weight-asian="normal" style:font-weight-complex="normal"/>
    </style:style>
    <style:style style:name="P93" style:family="paragraph" style:parent-style-name="Table_20_Contents">
      <style:paragraph-properties fo:text-align="center" style:justify-single-word="false"/>
      <style:text-properties style:text-underline-style="none" fo:font-weight="normal" officeooo:rsid="00463113" officeooo:paragraph-rsid="00463113" style:font-weight-asian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text-underline-style="none" fo:font-weight="normal" officeooo:rsid="00463113" officeooo:paragraph-rsid="00463113" style:font-weight-asian="normal" style:font-weight-complex="normal"/>
    </style:style>
    <style:style style:name="T1" style:family="text">
      <style:text-properties officeooo:rsid="000b6cdd"/>
    </style:style>
    <style:style style:name="T2" style:family="text">
      <style:text-properties officeooo:rsid="000ca5b3"/>
    </style:style>
    <style:style style:name="T3" style:family="text">
      <style:text-properties officeooo:rsid="000ea116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107f" style:font-weight-asian="normal" style:font-weight-complex="normal"/>
    </style:style>
    <style:style style:name="T6" style:family="text">
      <style:text-properties fo:font-weight="normal" officeooo:rsid="00103dc1" style:font-weight-asian="normal" style:font-weight-complex="normal"/>
    </style:style>
    <style:style style:name="T7" style:family="text">
      <style:text-properties fo:font-weight="normal" officeooo:rsid="001b1b88" style:font-weight-asian="normal" style:font-weight-complex="normal"/>
    </style:style>
    <style:style style:name="T8" style:family="text">
      <style:text-properties fo:font-weight="normal" officeooo:rsid="0019b0cf" style:font-weight-asian="normal" style:font-weight-complex="normal"/>
    </style:style>
    <style:style style:name="T9" style:family="text">
      <style:text-properties fo:font-weight="normal" officeooo:rsid="001c86ab" style:font-weight-asian="normal" style:font-weight-complex="normal"/>
    </style:style>
    <style:style style:name="T10" style:family="text">
      <style:text-properties fo:font-weight="normal" officeooo:rsid="001e7ab7" style:font-weight-asian="normal" style:font-weight-complex="normal"/>
    </style:style>
    <style:style style:name="T11" style:family="text">
      <style:text-properties fo:font-weight="normal" officeooo:rsid="00208107" style:font-weight-asian="normal" style:font-weight-complex="normal"/>
    </style:style>
    <style:style style:name="T12" style:family="text">
      <style:text-properties fo:font-weight="normal" officeooo:rsid="0027e304" style:font-weight-asian="normal" style:font-weight-complex="normal"/>
    </style:style>
    <style:style style:name="T13" style:family="text">
      <style:text-properties officeooo:rsid="0015e3cd"/>
    </style:style>
    <style:style style:name="T14" style:family="text">
      <style:text-properties officeooo:rsid="0017130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8ab3a" style:font-weight-asian="bold" style:font-weight-complex="bold"/>
    </style:style>
    <style:style style:name="T17" style:family="text">
      <style:text-properties officeooo:rsid="00211a55"/>
    </style:style>
    <style:style style:name="T18" style:family="text">
      <style:text-properties officeooo:rsid="00213c8a"/>
    </style:style>
    <style:style style:name="T19" style:family="text">
      <style:text-properties officeooo:rsid="0022603f"/>
    </style:style>
    <style:style style:name="T20" style:family="text">
      <style:text-properties officeooo:rsid="00232b02"/>
    </style:style>
    <style:style style:name="T21" style:family="text">
      <style:text-properties officeooo:rsid="0024c834"/>
    </style:style>
    <style:style style:name="T22" style:family="text">
      <style:text-properties officeooo:rsid="002549b0"/>
    </style:style>
    <style:style style:name="T23" style:family="text">
      <style:text-properties officeooo:rsid="0025f923"/>
    </style:style>
    <style:style style:name="T24" style:family="text">
      <style:text-properties officeooo:rsid="0027e304"/>
    </style:style>
    <style:style style:name="T25" style:family="text">
      <style:text-properties officeooo:rsid="00299d0c"/>
    </style:style>
    <style:style style:name="T26" style:family="text">
      <style:text-properties officeooo:rsid="002a1e50"/>
    </style:style>
    <style:style style:name="T27" style:family="text">
      <style:text-properties officeooo:rsid="002db94f"/>
    </style:style>
    <style:style style:name="T28" style:family="text">
      <style:text-properties officeooo:rsid="002fb757"/>
    </style:style>
    <style:style style:name="T29" style:family="text">
      <style:text-properties officeooo:rsid="00336eaf"/>
    </style:style>
    <style:style style:name="T30" style:family="text">
      <style:text-properties officeooo:rsid="0039eb07"/>
    </style:style>
    <style:style style:name="T31" style:family="text">
      <style:text-properties officeooo:rsid="003b4246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3b4246"/>
    </style:style>
    <style:style style:name="T34" style:family="text">
      <style:text-properties officeooo:rsid="003bacbd"/>
    </style:style>
    <style:style style:name="T35" style:family="text">
      <style:text-properties officeooo:rsid="003c35b5"/>
    </style:style>
    <style:style style:name="T36" style:family="text">
      <style:text-properties officeooo:rsid="003d9c4d"/>
    </style:style>
    <style:style style:name="T37" style:family="text">
      <style:text-properties officeooo:rsid="003de282"/>
    </style:style>
    <style:style style:name="T38" style:family="text">
      <style:text-properties style:text-underline-style="none" fo:font-weight="normal" officeooo:rsid="00463113" style:font-weight-asian="normal" style:font-weight-complex="normal"/>
    </style:style>
    <style:style style:name="T39" style:family="text">
      <style:text-properties officeooo:rsid="004518f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r Schneemann<text:tab/>s.schneemann@bsz7-leipzig.de<text:tab/>Min 2 LK auch unangekündigt</text:p>
      <text:p text:style-name="P4">Zusatzaufgaben anfragen möglich</text:p>
      <text:p text:style-name="P30"><text:span text:style-name="T13">Prüfungsthemen </text:span><text:span text:style-name="T14">siehe </text:span><text:span text:style-name="T13">IHK Handhabung </text:span></text:p>
      <text:p text:style-name="P1">________________________________________________________________________________</text:p>
      <text:p text:style-name="P1"/>
      <text:p text:style-name="P2">Qualitätsmanagement</text:p>
      <text:p text:style-name="P7">2.10.20 meine Vorstellung von SQ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38">A</text:p>
          </table:table-cell>
          <table:table-cell table:style-name="Tabelle2.A1" office:value-type="string">
            <text:p text:style-name="P38">Austausch, <text:span text:style-name="T1">Außeneinfluss, Anwenderfreundlich</text:span></text:p>
          </table:table-cell>
          <table:table-cell table:style-name="Tabelle2.A1" office:value-type="string">
            <text:p text:style-name="P35"/>
          </table:table-cell>
          <table:table-cell table:style-name="Tabelle2.A1" office:value-type="string">
            <text:p text:style-name="P38">N</text:p>
          </table:table-cell>
          <table:table-cell table:style-name="Tabelle2.A1" office:value-type="string">
            <text:p text:style-name="P39">Neutralität, Nachfrage</text:p>
          </table:table-cell>
          <table:table-cell table:style-name="Tabelle2.F1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B</text:p>
          </table:table-cell>
          <table:table-cell table:style-name="Tabelle2.A2" office:value-type="string">
            <text:p text:style-name="P38">Beurteilung, <text:span text:style-name="T1">Behinderung</text:span>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O</text:p>
          </table:table-cell>
          <table:table-cell table:style-name="Tabelle2.A2" office:value-type="string">
            <text:p text:style-name="P39">Orientierung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C</text:p>
          </table:table-cell>
          <table:table-cell table:style-name="Tabelle2.A2" office:value-type="string">
            <text:p text:style-name="P38">Chancen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P</text:p>
          </table:table-cell>
          <table:table-cell table:style-name="Tabelle2.A2" office:value-type="string">
            <text:p text:style-name="P38">Praktisch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D</text:p>
          </table:table-cell>
          <table:table-cell table:style-name="Tabelle2.A2" office:value-type="string">
            <text:p text:style-name="P38">Datenumfang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Q</text:p>
          </table:table-cell>
          <table:table-cell table:style-name="Tabelle2.A2" office:value-type="string">
            <text:p text:style-name="P40">Qualität, Quantität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E</text:p>
          </table:table-cell>
          <table:table-cell table:style-name="Tabelle2.A2" office:value-type="string">
            <text:p text:style-name="P38">Eingabe, <text:span text:style-name="T2">Exeptionhandling</text:span>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R</text:p>
          </table:table-cell>
          <table:table-cell table:style-name="Tabelle2.A2" office:value-type="string">
            <text:p text:style-name="P39">Reguliert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F</text:p>
          </table:table-cell>
          <table:table-cell table:style-name="Tabelle2.A2" office:value-type="string">
            <text:p text:style-name="P39">Fehler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S</text:p>
          </table:table-cell>
          <table:table-cell table:style-name="Tabelle2.A2" office:value-type="string">
            <text:p text:style-name="P36"><text:span text:style-name="T1">Sicherer Code, </text:span><text:span text:style-name="T2">Standards</text:span>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G</text:p>
          </table:table-cell>
          <table:table-cell table:style-name="Tabelle2.A2" office:value-type="string">
            <text:p text:style-name="P39">Grafik, <text:span text:style-name="T2">Global</text:span>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T</text:p>
          </table:table-cell>
          <table:table-cell table:style-name="Tabelle2.A2" office:value-type="string">
            <text:p text:style-name="P39">Test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H</text:p>
          </table:table-cell>
          <table:table-cell table:style-name="Tabelle2.A2" office:value-type="string">
            <text:p text:style-name="P39">Haushaltung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U</text:p>
          </table:table-cell>
          <table:table-cell table:style-name="Tabelle2.A2" office:value-type="string">
            <text:p text:style-name="P38">User, Umdenken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I</text:p>
          </table:table-cell>
          <table:table-cell table:style-name="Tabelle2.A2" office:value-type="string">
            <text:p text:style-name="P39">Infrastruktur, Interaktion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V</text:p>
          </table:table-cell>
          <table:table-cell table:style-name="Tabelle2.A2" office:value-type="string">
            <text:p text:style-name="P39">Verwaltung, 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J</text:p>
          </table:table-cell>
          <table:table-cell table:style-name="Tabelle2.A2" office:value-type="string">
            <text:p text:style-name="P40">Joy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W</text:p>
          </table:table-cell>
          <table:table-cell table:style-name="Tabelle2.A2" office:value-type="string">
            <text:p text:style-name="P39">Web, Wartung</text:p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K</text:p>
          </table:table-cell>
          <table:table-cell table:style-name="Tabelle2.A2" office:value-type="string">
            <text:p text:style-name="P39">Kapazität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X</text:p>
          </table:table-cell>
          <table:table-cell table:style-name="Tabelle2.A2" office:value-type="string">
            <text:p text:style-name="P35"/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L</text:p>
          </table:table-cell>
          <table:table-cell table:style-name="Tabelle2.A2" office:value-type="string">
            <text:p text:style-name="P39">Logik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Y</text:p>
          </table:table-cell>
          <table:table-cell table:style-name="Tabelle2.A2" office:value-type="string">
            <text:p text:style-name="P35"/>
          </table:table-cell>
          <table:table-cell table:style-name="Tabelle2.F2" office:value-type="string">
            <text:p text:style-name="P35"/>
          </table:table-cell>
        </table:table-row>
        <table:table-row>
          <table:table-cell table:style-name="Tabelle2.A2" office:value-type="string">
            <text:p text:style-name="P38">M</text:p>
          </table:table-cell>
          <table:table-cell table:style-name="Tabelle2.A2" office:value-type="string">
            <text:p text:style-name="P39">Menschen</text:p>
          </table:table-cell>
          <table:table-cell table:style-name="Tabelle2.A2" office:value-type="string">
            <text:p text:style-name="P35"/>
          </table:table-cell>
          <table:table-cell table:style-name="Tabelle2.A2" office:value-type="string">
            <text:p text:style-name="P38">Z</text:p>
          </table:table-cell>
          <table:table-cell table:style-name="Tabelle2.A2" office:value-type="string">
            <text:p text:style-name="P38">Zukunft</text:p>
          </table:table-cell>
          <table:table-cell table:style-name="Tabelle2.F2" office:value-type="string">
            <text:p text:style-name="P35"/>
          </table:table-cell>
        </table:table-row>
      </table:table>
      <text:p text:style-name="P3"/>
      <text:p text:style-name="P8">Inhalte</text:p>
      <text:p text:style-name="P8">- Vorgehensmodelle</text:p>
      <text:p text:style-name="P8">- Analyse- und Design-Verfahren und -dokumente</text:p>
      <text:p text:style-name="P8">- Gütekriterien</text:p>
      <text:p text:style-name="P8">- Softwaretest</text:p>
      <text:p text:style-name="P8">- Gestaltungsrichtlinien</text:p>
      <text:p text:style-name="P8">→ alles im EA-Bezug (Entwicklung und Bereitstellung von Anwendung)</text:p>
      <text:p text:style-name="P8">________________________________________________________________________________</text:p>
      <text:p text:style-name="P8"/>
      <text:p text:style-name="P9">Vorgehensmodelle</text:p>
      <text:p text:style-name="P10"/>
      <text:p text:style-name="P11">Vorgehensmodelle dienen der Strukturierung eines Vorhabens in Phasen, mit dem Ziel, Komplexität beherrschbar zu mache.</text:p>
      <text:p text:style-name="P11"/>
      <text:p text:style-name="P11">D<text:span text:style-name="T3">i</text:span>vide and conquer</text:p>
      <text:p text:style-name="P11"/>
      <text:p text:style-name="P11">Die Phasen dienen der Zuordnung zu </text:p>
      <text:p text:style-name="P11">- zeitlichen</text:p>
      <text:p text:style-name="P11">- fachlichen</text:p>
      <text:p text:style-name="P11">- organisatorischen Aspekten.</text:p>
      <text:p text:style-name="P11"/>
      <text:p text:style-name="P13">Arten von Vorgehensmodellen</text:p>
      <text:p text:style-name="P12">- Sequenzielle V.</text:p>
      <text:p text:style-name="P12">- Nebenläufige V.</text:p>
      <text:p text:style-name="P12">- Inkrementelle (Zyklisch) V.</text:p>
      <text:p text:style-name="P12"><text:soft-page-break/>- Spezielle V./ Mischmodelle</text:p>
      <text:p text:style-name="P14"/>
      <text:p text:style-name="P14">Sequenzielle Vorgehensmodelle</text:p>
      <text:p text:style-name="P14"/>
      <text:p text:style-name="P15">- Eine Phase startet nach Abschluss der vorherigen Phase</text:p>
      <text:p text:style-name="P15">- geringer Managementaufwand</text:p>
      <text:p text:style-name="P15">- Projektdauer = Summe der Phasendauern</text:p>
      <text:p text:style-name="P15">- setzt „endgültige“ Definitionen voraus (3% Anforderungsänderung pro Monat)</text:p>
      <text:p text:style-name="P15">(</text:p>
      <text:p text:style-name="P17">Brooks’ Law</text:p>
      <text:p text:style-name="P5"><text:span text:style-name="T5">„adding menpower </text:span><text:span text:style-name="T6">to a late software project makes it later“</text:span><text:span text:style-name="T5"> </text:span></text:p>
      <text:p text:style-name="P16">(Kommunikationsaufwand explodiert)</text:p>
      <text:p text:style-name="P15">)</text:p>
      <text:p text:style-name="P15"/>
      <text:p text:style-name="P18">Beispiel: Wasserfallmodell</text:p>
      <text:p text:style-name="P17"/>
      <text:p text:style-name="P19">Analyse → Konzept → Implementation → Test → Betrieb → Wartung</text:p>
      <text:p text:style-name="P19"/>
      <text:p text:style-name="P19">- jede Phase erzeugt ein Dokument</text:p>
      <text:p text:style-name="P19">- sequenzieller Ablauf mit Rückkopplung auf Nachbarphasen (bei Bedarf)</text:p>
      <text:p text:style-name="P19"/>
      <text:p text:style-name="P19">erweitertes Wasserfallmodell läuft auch Rückwerts wenn Änderungen auftreten</text:p>
      <text:p text:style-name="P19"/>
      <text:p text:style-name="P20">(<text:span text:style-name="T15">sehr </text:span><text:span text:style-name="T16">Prüfungsrelevant</text:span> in Abschlussprüfung: ich habe Vorgehensmodell XY benutzt, weil …)</text:p>
      <text:p text:style-name="P20"/>
      <text:p text:style-name="P31"><text:span text:style-name="T9">1.3 </text:span><text:span text:style-name="T7">Inkrementelle</text:span><text:span text:style-name="T8"> Vorgehensmodelle</text:span></text:p>
      <text:p text:style-name="P29"/>
      <text:p text:style-name="P6"><text:span text:style-name="T8">- „</text:span><text:span text:style-name="T7">Zyklische</text:span><text:span text:style-name="T8">“ </text:span><text:span text:style-name="T7">Wiederholung der Pahsaen, bis das Ziel erreicht ist</text:span></text:p>
      <text:p text:style-name="P21">- jedes Inkrement durchläuft für ein Teilproblem alle Phasen („Lego Bauanleitung“ Beispiel)</text:p>
      <text:p text:style-name="P21">- besseres Reagieren auf Änderungen</text:p>
      <text:p text:style-name="P21">- Höherer Steuerungsaufwand</text:p>
      <text:p text:style-name="P21"/>
      <text:p text:style-name="P32"><text:span text:style-name="T7">1.</text:span><text:span text:style-name="T4">3.1 Scrum</text:span></text:p>
      <text:p text:style-name="P22">Erklärung:</text:p>
      <text:p text:style-name="P33"><text:span text:style-name="T4">Anforderungen → Ausgewählte Anforderungen → </text:span><text:span text:style-name="T10">Bearbeitung → Fertiges (Teil-)Produkt</text:span></text:p>
      <text:p text:style-name="P22">Modell:</text:p>
      <text:p text:style-name="P34"><text:span text:style-name="T4">Produkt-Backlog → Sprint-Backlog → Sprint </text:span><text:span text:style-name="T10">30 Tage(Bearbeitung der Anforderungen (aller 24h))</text:span><text:span text:style-name="T4"> → lauffähige, inkrementelle verbesserte Software</text:span></text:p>
      <text:p text:style-name="P23">(Pflichtenheft und Lastenheft sehr Prüfungsrelevant)</text:p>
      <text:p text:style-name="P22"/>
      <text:p text:style-name="P24">1.4 Zusammenfassung</text:p>
      <text:p text:style-name="P25">- jedes Projekt sollte ein Vorgehensmodell nutzen</text:p>
      <text:p text:style-name="P25">- Auswahl stark abhängig von …</text:p>
      <text:p text:style-name="P25"><text:tab/>- Ziel (Qualität, Termintreue, Budget)</text:p>
      <text:p text:style-name="P25"><text:tab/>- Team-, Projektgröße</text:p>
      <text:p text:style-name="P25"><text:tab/>- Erfahrung (Projektmanager, Business-Domäne)</text:p>
      <text:p text:style-name="P28"/>
      <text:p text:style-name="P26">Software-Qualitätsmerkmale (ISO/IEC 25000 bzw 9126)</text:p>
      <text:p text:style-name="P27"/>
      <text:p text:style-name="P27">Funktionalität (Functionality)</text:p>
      <text:p text:style-name="P45">Beschreibung: </text:p>
      <text:p text:style-name="P45"><text:tab/>~ bedeutet das vorhanden sein von Funktionen, die definierte Anforderungen erfüllen.</text:p>
      <text:p text:style-name="P41"><text:soft-page-break/>Teilaspekte:</text:p>
      <text:p text:style-name="P41"><text:tab/>- Angemessenheit („verfrühte Optimierung ist Wurzel vielen Übels“)<text:line-break/><text:tab/>- Interoperabilität</text:p>
      <text:p text:style-name="P71"><text:tab/>- <text:span text:style-name="T17">Ordnungsmäßigkeit</text:span></text:p>
      <text:p text:style-name="P71"><text:tab/>- <text:span text:style-name="T17">Richtigkeit (alles was nicht allgemeiner Logik entspricht)</text:span></text:p>
      <text:p text:style-name="P71"><text:tab/>- <text:span text:style-name="T17">Sicherheit</text:span></text:p>
      <text:p text:style-name="P41"><text:tab/>- <text:span text:style-name="T17">Konformität </text:span><text:span text:style-name="T18">(„dem Stand der Technik entsprechend“)</text:span></text:p>
      <text:p text:style-name="P47">(zu)unkonkretes Beispiel:</text:p>
      <text:p text:style-name="P47"><text:tab/>Die Funktion „Wurzel(x)“ berech<text:span text:style-name="T19">n</text:span>et für eine beliebige Zahl x die Zweite Wurzel <text:span text:style-name="T19">von x</text:span></text:p>
      <text:p text:style-name="P51">konkretes Beispiel:</text:p>
      <text:p text:style-name="P51"><text:tab/>Die Funktion „Wurzel(x)“ berechnet für eine beliebige, natürliche Zahl die Zweite Wurzel <text:tab/>von x.</text:p>
      <text:p text:style-name="P51"/>
      <text:p text:style-name="P54">Zuverlässigkeit (Reliability)</text:p>
      <text:p text:style-name="P45">Beschreibung: </text:p>
      <text:p text:style-name="P45"><text:tab/>~ <text:span text:style-name="T19">bedeutet, dass eine Software ein Leistungsniveau unter definierten Bedingungen eine <text:tab/>definierte Zeit aufrecht erhält.</text:span></text:p>
      <text:p text:style-name="P42">Teilaspekte:</text:p>
      <text:p text:style-name="P42"><text:tab/>- <text:span text:style-name="T19">Konformität</text:span></text:p>
      <text:p text:style-name="P42"><text:tab/>- <text:span text:style-name="T19">Reife</text:span></text:p>
      <text:p text:style-name="P42"><text:tab/>- <text:span text:style-name="T20">Fehlertoleranz</text:span></text:p>
      <text:p text:style-name="P42"><text:tab/>- <text:span text:style-name="T20">Wiederherstellbarkeit</text:span></text:p>
      <text:p text:style-name="P48">(zu)unkonkretes Beispiel:</text:p>
      <text:p text:style-name="P48"><text:tab/><text:span text:style-name="T21">Die Software soll sich im Fehlerfall selbstständig in einen Betriebszustand überführen.</text:span></text:p>
      <text:p text:style-name="P51">konkretes Beispiel:</text:p>
      <text:p text:style-name="P51"><text:tab/><text:span text:style-name="T21">Die Software die berechneten Daten im Falle eines Netzwerkausfalls 30 Sekunden <text:tab/>zwischenspeichern. (falls alle lokalen Systeme im Normalbereich sind).</text:span></text:p>
      <text:p text:style-name="P51"/>
      <text:p text:style-name="P55">Benutzbarkeit (Usability)</text:p>
      <text:p text:style-name="P45">Beschreibung: </text:p>
      <text:p text:style-name="P45"><text:tab/>~ <text:span text:style-name="T22">ist der notwendige, durch den Benutzer aufzubringende Aufwand, um eine Software zu <text:tab/>bedienen.</text:span></text:p>
      <text:p text:style-name="P43">Teilaspekte:</text:p>
      <text:p text:style-name="P43"><text:tab/>- <text:span text:style-name="T22">Konformität</text:span></text:p>
      <text:p text:style-name="P43"><text:tab/>- <text:span text:style-name="T22">Attraktivität (Feedback, Vergleich(z.B. AB-Test))</text:span></text:p>
      <text:p text:style-name="P43"><text:tab/>- <text:span text:style-name="T22">Verständlichkeit</text:span></text:p>
      <text:p text:style-name="P44"><text:tab/>- <text:span text:style-name="T22">Erlernbarkeit</text:span></text:p>
      <text:p text:style-name="P60"><text:tab/>- Bedienbarkeit</text:p>
      <text:p text:style-name="P49">(zu)unkonkretes Beispiel:</text:p>
      <text:p text:style-name="P49"><text:tab/><text:span text:style-name="T23">Der „Speichern“ Button muss leicht erreichbar sein.</text:span></text:p>
      <text:p text:style-name="P52">konkretes Beispiel:</text:p>
      <text:p text:style-name="P52"><text:tab/><text:span text:style-name="T23">Jeder Menü-Eintrag muss sich auf höchstens zweiter Ebene befinden.</text:span></text:p>
      <text:p text:style-name="P57"/>
      <text:p text:style-name="P56">Effizienz (Efficency)</text:p>
      <text:p text:style-name="P45">Beschreibung: </text:p>
      <text:p text:style-name="P45"><text:tab/>~ <text:span text:style-name="T23">bezeichnet das Verhältnis zwischen Leistungsniveau und eingesetzten Mitteln.</text:span></text:p>
      <text:p text:style-name="P43">Teilaspekte:</text:p>
      <text:p text:style-name="P43"><text:tab/>- <text:span text:style-name="T23">Konformität</text:span></text:p>
      <text:p text:style-name="P43"><text:tab/>- <text:span text:style-name="T23">Verbrauchsverhalten</text:span></text:p>
      <text:p text:style-name="P43"><text:tab/>- <text:span text:style-name="T23">Zeitverhalten</text:span></text:p>
      <text:p text:style-name="P49">(zu)unkonkretes Beispiel:</text:p>
      <text:p text:style-name="P49"><text:tab/><text:span text:style-name="T24">Die Seite soll schnell laden.</text:span></text:p>
      <text:p text:style-name="P52"><text:soft-page-break/>konkretes Beispiel:</text:p>
      <text:p text:style-name="P52"><text:tab/><text:span text:style-name="T24">Jeder Benutzeransicht der Kategorie GUI-2 (Datenmasken) muss spätestens drei Sekunden <text:tab/>nach dem aufrufenden Ereignis geladen sein.</text:span></text:p>
      <text:p text:style-name="P52"/>
      <text:p text:style-name="P58">Änderbarkeit (Maintainability)</text:p>
      <text:p text:style-name="P46">Beschreibung: </text:p>
      <text:p text:style-name="P37"><text:span text:style-name="T11"><text:tab/>~ </text:span><text:span text:style-name="T12">beschreibt den notwendigen Aufwand, definierte Anpassungen an den der Software <text:tab/>vorzunehmen.</text:span></text:p>
      <text:p text:style-name="P46">Teilaspekte:</text:p>
      <text:p text:style-name="P46"><text:tab/>- <text:span text:style-name="T24">Konformität</text:span></text:p>
      <text:p text:style-name="P46"><text:tab/>- <text:span text:style-name="T24">Analysierbarkeit</text:span></text:p>
      <text:p text:style-name="P46"><text:tab/>- <text:span text:style-name="T24">Modifizierbarkeit</text:span></text:p>
      <text:p text:style-name="P46"><text:tab/>- <text:span text:style-name="T24">Prüfbarkeit</text:span></text:p>
      <text:p text:style-name="P46"><text:tab/>- <text:span text:style-name="T24">Stabilität</text:span></text:p>
      <text:p text:style-name="P50">(zu)unkonkretes Beispiel:</text:p>
      <text:p text:style-name="P50"><text:tab/><text:span text:style-name="T25">Neue Berichte sollen d</text:span><text:span text:style-name="T27">u</text:span><text:span text:style-name="T25">ch den Auftraggeber selbst hinzugefügt werden können.</text:span></text:p>
      <text:p text:style-name="P53">konkretes Beispiel:</text:p>
      <text:p text:style-name="P53"><text:tab/><text:span text:style-name="T25">Das hinzufügen eines Berichtes der Kategorie Rpt-1 erfordert einen Aufwand von 0,5 <text:tab/>Personentagen.</text:span></text:p>
      <text:p text:style-name="P53"/>
      <text:p text:style-name="P59">Übertragbarkeit (Portability)</text:p>
      <text:p text:style-name="P46">Beschreibung: </text:p>
      <text:p text:style-name="P46"><text:tab/><text:span text:style-name="T25">Ist der notwendige Aufwand eine Software in einer (anderen) Umgebung <text:tab/>übertragbar/au</text:span><text:span text:style-name="T28">s</text:span><text:span text:style-name="T25">führbar zu machen,</text:span></text:p>
      <text:p text:style-name="P46">Teilaspekte:</text:p>
      <text:p text:style-name="P46"><text:tab/>- <text:span text:style-name="T24">Konformität</text:span></text:p>
      <text:p text:style-name="P46"><text:tab/>- <text:span text:style-name="T25">Anpassbarkeit</text:span></text:p>
      <text:p text:style-name="P46"><text:tab/>- <text:span text:style-name="T25">Austauschbarkeit</text:span></text:p>
      <text:p text:style-name="P46"><text:tab/>- <text:span text:style-name="T25">Installierbarkeit</text:span></text:p>
      <text:p text:style-name="P46"><text:tab/>- <text:span text:style-name="T25">Koexistenz</text:span></text:p>
      <text:p text:style-name="P50">(zu)unkonkretes Beispiel:</text:p>
      <text:p text:style-name="P50"><text:tab/><text:span text:style-name="T26">Die Software muss auf allen gängigen Betriebssystemen lauffähig sein.</text:span></text:p>
      <text:p text:style-name="P53">konkretes Beispiel:</text:p>
      <text:p text:style-name="P53"><text:tab/><text:span text:style-name="T26">Die Software muss das DBMS Oracle 12 bis 14 unterstützen.</text:span></text:p>
      <text:p text:style-name="P53"/>
      <text:p text:style-name="P72">Versionsverwaltung</text:p>
      <text:p text:style-name="P72">(Version Control System, VCS)</text:p>
      <text:p text:style-name="P62">- Werkzeug für Speicherung und Abruf von Änderung an Dateien</text:p>
      <text:p text:style-name="P62">- verwaltet „Zustände“ (Versionen, Zeitstempel, …) für jede Datei</text:p>
      <text:p text:style-name="P62">- koordiniert gemeinsamen Zugriff</text:p>
      <text:p text:style-name="P62">- primär für Quelltextdateien erstellt (speichert aber alles)</text:p>
      <text:p text:style-name="P62">- Verwendung von VCS unter anderem in /als separates Produkt oder integriert in Business Software (z.B. Content Management System, Dokumentationssystem, Synchonisationssoftware)</text:p>
      <text:p text:style-name="P62"/>
      <text:p text:style-name="P61">Grundkonzepte</text:p>
      <text:p text:style-name="P62">Repository: Verzeichnis zur Lagerung von Projektinhalten (Dateien), dass neben dem eigentlichen <text:tab/>Inhalt auch Änderungsinformationen enthält <text:span text:style-name="T29">(Metadaten)</text:span></text:p>
      <text:p text:style-name="P62">- <text:span text:style-name="T29">kurz: Repo</text:span></text:p>
      <text:p text:style-name="P62">- <text:span text:style-name="T29">Inhalte von Repos werden nicht direkt bearbeitet</text:span></text:p>
      <text:p text:style-name="P62">- <text:span text:style-name="T29">working copy: Kopie eines bestimmten Stands (Version) eines Repositories, an dem Änderungen <text:tab/>vorgenommen werden.</text:span></text:p>
      <text:p text:style-name="P62"/>
      <text:p text:style-name="P63"><text:soft-page-break/>Klassifizierung nach Verteilungsgrad</text:p>
      <text:p text:style-name="P63">1. Lokale Versionsverwaltung</text:p>
      <text:p text:style-name="P64">- (Einzelne) Dateien auf lokalem Rechner versioniert</text:p>
      <text:p text:style-name="P64"/>
      <text:p text:style-name="P63">2. Zentrale Versionsverwaltung</text:p>
      <text:p text:style-name="P64">- Repository auf zentralem Server zuständig für alle Clients und Working copy auf vielen Workstations</text:p>
      <text:p text:style-name="P64"/>
      <text:p text:style-name="P63">3. Verteile Versionsverwaltung</text:p>
      <text:p text:style-name="P64">- zentraler Server ist optional. Dateien liegen lokal und werden synchonisiert</text:p>
      <text:p text:style-name="P64"/>
      <text:p text:style-name="P65">Übungen Struktogram<text:span text:style-name="T30">m</text:span></text:p>
      <text:p text:style-name="P66">Übung Wertetabelle/Schreibtischtest</text:p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73">Schritt</text:p>
          </table:table-cell>
          <table:table-cell table:style-name="Tabelle1.A1" office:value-type="string">
            <text:p text:style-name="P73">I</text:p>
          </table:table-cell>
          <table:table-cell table:style-name="Tabelle1.A1" office:value-type="string">
            <text:p text:style-name="P73">J</text:p>
          </table:table-cell>
          <table:table-cell table:style-name="Tabelle1.D1" office:value-type="string">
            <text:p text:style-name="P73">A</text:p>
          </table:table-cell>
        </table:table-row>
        <table:table-row>
          <table:table-cell table:style-name="Tabelle1.A2" office:value-type="string">
            <text:p text:style-name="P73">0</text:p>
          </table:table-cell>
          <table:table-cell table:style-name="Tabelle1.A2" office:value-type="string">
            <text:p text:style-name="P73">10</text:p>
          </table:table-cell>
          <table:table-cell table:style-name="Tabelle1.A2" office:value-type="string">
            <text:p text:style-name="P73">50</text:p>
          </table:table-cell>
          <table:table-cell table:style-name="Tabelle1.D2" office:value-type="string">
            <text:p text:style-name="P73">1</text:p>
          </table:table-cell>
        </table:table-row>
        <table:table-row>
          <table:table-cell table:style-name="Tabelle1.A2" office:value-type="string">
            <text:p text:style-name="P73">1</text:p>
          </table:table-cell>
          <table:table-cell table:style-name="Tabelle1.A2" office:value-type="string">
            <text:p text:style-name="P73">11</text:p>
          </table:table-cell>
          <table:table-cell table:style-name="Tabelle1.A2" office:value-type="string">
            <text:p text:style-name="P74">49</text:p>
          </table:table-cell>
          <table:table-cell table:style-name="Tabelle1.D2" office:value-type="string">
            <text:p text:style-name="P73">6</text:p>
          </table:table-cell>
        </table:table-row>
        <table:table-row>
          <table:table-cell table:style-name="Tabelle1.A2" office:value-type="string">
            <text:p text:style-name="P73">2</text:p>
          </table:table-cell>
          <table:table-cell table:style-name="Tabelle1.A2" office:value-type="string">
            <text:p text:style-name="P75">17</text:p>
          </table:table-cell>
          <table:table-cell table:style-name="Tabelle1.A2" office:value-type="string">
            <text:p text:style-name="P75">48</text:p>
          </table:table-cell>
          <table:table-cell table:style-name="Tabelle1.D2" office:value-type="string">
            <text:p text:style-name="P76">6</text:p>
          </table:table-cell>
        </table:table-row>
        <table:table-row>
          <table:table-cell table:style-name="Tabelle1.A2" office:value-type="string">
            <text:p text:style-name="P76">3</text:p>
          </table:table-cell>
          <table:table-cell table:style-name="Tabelle1.A2" office:value-type="string">
            <text:p text:style-name="P76">23</text:p>
          </table:table-cell>
          <table:table-cell table:style-name="Tabelle1.A2" office:value-type="string">
            <text:p text:style-name="P76">47</text:p>
          </table:table-cell>
          <table:table-cell table:style-name="Tabelle1.D2" office:value-type="string">
            <text:p text:style-name="P76">7</text:p>
          </table:table-cell>
        </table:table-row>
        <table:table-row>
          <table:table-cell table:style-name="Tabelle1.A2" office:value-type="string">
            <text:p text:style-name="P76">4</text:p>
          </table:table-cell>
          <table:table-cell table:style-name="Tabelle1.A2" office:value-type="string">
            <text:p text:style-name="P76">30</text:p>
          </table:table-cell>
          <table:table-cell table:style-name="Tabelle1.A2" office:value-type="string">
            <text:p text:style-name="P76">46</text:p>
          </table:table-cell>
          <table:table-cell table:style-name="Tabelle1.D2" office:value-type="string">
            <text:p text:style-name="P76">7</text:p>
          </table:table-cell>
        </table:table-row>
        <table:table-row>
          <table:table-cell table:style-name="Tabelle1.A2" office:value-type="string">
            <text:p text:style-name="P76">5</text:p>
          </table:table-cell>
          <table:table-cell table:style-name="Tabelle1.A2" office:value-type="string">
            <text:p text:style-name="P76">37</text:p>
          </table:table-cell>
          <table:table-cell table:style-name="Tabelle1.A2" office:value-type="string">
            <text:p text:style-name="P76">45</text:p>
          </table:table-cell>
          <table:table-cell table:style-name="Tabelle1.D2" office:value-type="string">
            <text:p text:style-name="P76">8</text:p>
          </table:table-cell>
        </table:table-row>
        <table:table-row>
          <table:table-cell table:style-name="Tabelle1.A2" office:value-type="string">
            <text:p text:style-name="P76">6</text:p>
          </table:table-cell>
          <table:table-cell table:style-name="Tabelle1.A2" office:value-type="string">
            <text:p text:style-name="P76">45</text:p>
          </table:table-cell>
          <table:table-cell table:style-name="Tabelle1.A2" office:value-type="string">
            <text:p text:style-name="P76">44</text:p>
          </table:table-cell>
          <table:table-cell table:style-name="Tabelle1.D2" office:value-type="string">
            <text:p text:style-name="P76">8</text:p>
          </table:table-cell>
        </table:table-row>
      </table:table>
      <text:p text:style-name="P65"/>
      <text:p text:style-name="P68">Grundlagen von Softwaretests</text:p>
      <text:p text:style-name="P67">Ein Test ist eine stichprobenartige Prüfung um Fehlerwirkungen gezielt und systematisch aufzudecken.</text:p>
      <text:p text:style-name="P67"/>
      <text:p text:style-name="P69">Stichprobenartige Prüfung:</text:p>
      <text:p text:style-name="P69">- <text:span text:style-name="T31">für nicht-einfache Programme ist ein </text:span><text:span text:style-name="T33">vollständiger</text:span><text:span text:style-name="T31"> Test i. A. Nicht möglich</text:span></text:p>
      <text:p text:style-name="P69"/>
      <text:p text:style-name="P70">Fehlerwirkung:</text:p>
      <text:p text:style-name="P70">- <text:span text:style-name="T32">Auswirkungen</text:span> von Fehlerursachen zu finden (nicht die Ursachen selbst)</text:p>
      <text:p text:style-name="P70"/>
      <text:p text:style-name="P70">gezielt und systematisch:</text:p>
      <text:p text:style-name="P70">- Einführung eines <text:span text:style-name="T32">Testmanagements</text:span></text:p>
      <text:p text:style-name="P90"/>
      <text:p text:style-name="P77">Fehlermeldung</text:p>
      <text:p text:style-name="P78">Identifikation</text:p>
      <text:p text:style-name="P78">- Nummer</text:p>
      <text:p text:style-name="P78">- Testobjekt (Produkt)</text:p>
      <text:p text:style-name="P78">- Version (des Testobjektes)</text:p>
      <text:p text:style-name="P78">- Umgebung (HW, SW, inkl. Version, Einsatzort)</text:p>
      <text:p text:style-name="P78">- Meldende Person</text:p>
      <text:p text:style-name="P78">- Entwickler</text:p>
      <text:p text:style-name="P78">- Erfassung <text:span text:style-name="T34">(Zeit</text:span><text:span text:style-name="T35">)</text:span></text:p>
      <text:p text:style-name="P78"/>
      <text:p text:style-name="P79">Klassifikation</text:p>
      <text:p text:style-name="P79">- Bearbeitungsstatus („Neu“, <text:s/>„In Arbeit“)</text:p>
      <text:p text:style-name="P79">- Problemklasse („Betri<text:span text:style-name="T36">e</text:span>bsverhindernd“, „Leichter Fehler“)</text:p>
      <text:p text:style-name="P79">- Priorität (Dringlichkeit der Korrektur)</text:p>
      <text:p text:style-name="P79"><text:soft-page-break/>- Anforderung (Verweis auf Anforderung in Spezifikation)</text:p>
      <text:p text:style-name="P79">- Fehlerquellen (Vermutung, soweit möglich)</text:p>
      <text:p text:style-name="P79"/>
      <text:p text:style-name="P80">Problembeschreibung</text:p>
      <text:p text:style-name="P80">- Testfall (ggf. Verweis auf Testfallnummer; Schritte zur Reproduktion)</text:p>
      <text:p text:style-name="P80">- <text:span text:style-name="T37">Problem (erwartetes und tatsächliches Verhalten)</text:span></text:p>
      <text:p text:style-name="P80">- <text:span text:style-name="T37">Kommentar (z.B. Hinweis vom Entwickler)</text:span></text:p>
      <text:p text:style-name="P80">- <text:span text:style-name="T37">Verweis (auf andere Meldungen, die relevant sind)</text:span></text:p>
      <text:p text:style-name="P80"/>
      <text:p text:style-name="P81">Komponententest</text:p>
      <text:p text:style-name="P82">- Prüfung einzelner Softwarebausteine (Module, Units, Klassen) gegen Spezifikationen</text:p>
      <text:p text:style-name="P82">- Sicherstellung der Gesamtfunktionalität durch mehrere Testfälle für Teilfunktionalitäten</text:p>
      <text:p text:style-name="P82">- Synonym: Modultest, Unittest</text:p>
      <text:p text:style-name="P82">- Quelltextnah</text:p>
      <text:p text:style-name="P83"/>
      <text:p text:style-name="P83">Beispiel: Zu testende Komponenten</text:p>
      <text:p text:style-name="P84">public int berechneBruch(int a, int b){</text:p>
      <text:p text:style-name="P84"><text:tab/>return (int) (a / b);</text:p>
      <text:p text:style-name="P84">}</text:p>
      <text:p text:style-name="P83"/>
      <text:p text:style-name="P84">dazugehöriger Komponententest:</text:p>
      <text:p text:style-name="P86">void testBercheneBruch (){</text:p>
      <text:p text:style-name="P86"><text:tab/>assertEquals(2, berechneBruch(4,2));</text:p>
      <text:p text:style-name="P86">}</text:p>
      <text:p text:style-name="P85">Integrationstest</text:p>
      <text:p text:style-name="P84">- Prüfung mehrerer Komponenten gegen den technischen Entwurf (Architektur)</text:p>
      <text:p text:style-name="P84">- Voraussetzung: verbundene Komponenten arbeiten einzeln möglichst fehlerfrei</text:p>
      <text:p text:style-name="P84">- Ziel: Fehlerzustände/ Wechselwirkungen in Schnittstellen/ im Zusammenspiel erkennen</text:p>
      <text:p text:style-name="P84">- typische Fehlerwirkungen: Timing-, Durchsatz-, Lastproblem</text:p>
      <text:p text:style-name="P87"/>
      <text:p text:style-name="P88">Systemtest</text:p>
      <text:p text:style-name="P87">- Prüfung der Gesamtsystems <text:span text:style-name="T39">gegen den Anforderungskatalog</text:span></text:p>
      <text:p text:style-name="P87">- <text:span text:style-name="T39">Durchführung in Testumgebung, die der Produktivumgebung möglichst nahe kommt</text:span></text:p>
      <text:p text:style-name="P87">- <text:span text:style-name="T39">Berechtigung von Verteilungen, Netzwerk, Treiber, Drittsoftware, etc.</text:span></text:p>
      <text:p text:style-name="P89"/>
      <text:p text:style-name="P93">Abnahmetest</text:p>
      <text:p text:style-name="P94">- Prüfung des Systems aus <text:span text:style-name="T32">Kundensicht</text:span>, ob die vereinbarten Leistungen erfüllt wurden</text:p>
      <text:p text:style-name="P94">- übliche Formen:</text:p>
      <text:p text:style-name="P94"><text:tab/>- Test auf vertragliche Akzeptanz</text:p>
      <text:p text:style-name="P94"><text:tab/>- Test auf Benutzerakzeptanz</text:p>
      <text:p text:style-name="P94"><text:tab/>- Feldtest (Alpha- und Beta-Test)</text:p>
      <text:p text:style-name="P94">- findet teilweise auch in anderen Teststufen statt</text:p>
      <text:p text:style-name="P94"/>
      <text:p text:style-name="P89">Folgen der Unterschrift unter dem Abnahmeprotokoll: </text:p>
      <text:p text:style-name="P89">1. Berechtigung zum Erstellen der Schlußrechnung</text:p>
      <text:p text:style-name="P89">2. Beginn des Gewährleistungszeitraumes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2T10:01:45.018000000</meta:creation-date>
    <dc:date>2021-03-10T22:52:13.147000000</dc:date>
    <meta:editing-duration>PT3H13M10S</meta:editing-duration>
    <meta:editing-cycles>36</meta:editing-cycles>
    <meta:generator>LibreOffice/6.4.4.2$Windows_X86_64 LibreOffice_project/3d775be2011f3886db32dfd395a6a6d1ca2630ff</meta:generator>
    <meta:document-statistic meta:table-count="2" meta:image-count="0" meta:object-count="0" meta:page-count="6" meta:paragraph-count="298" meta:word-count="1158" meta:character-count="9191" meta:non-whitespace-character-count="8254"/>
  </office:meta>
</office:document-meta>
</file>